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 fo:break-before="page"/>
      <style:text-properties officeooo:paragraph-rsid="0011b725"/>
    </style:style>
    <style:style style:name="P2" style:family="paragraph" style:parent-style-name="Heading_20_1">
      <style:paragraph-properties fo:margin-top="0in" fo:margin-bottom="0in" style:contextual-spacing="false" fo:break-before="page"/>
      <style:text-properties officeooo:paragraph-rsid="0012ae62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Text_20_body">
      <style:paragraph-properties fo:padding="0in" fo:border="none"/>
    </style:style>
    <style:style style:name="P6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7" style:family="paragraph" style:parent-style-name="Text_20_body" style:list-style-name="L1">
      <style:paragraph-properties fo:padding="0in" fo:border="none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ext_20_body">
      <style:paragraph-properties fo:margin-top="0.0402in" fo:margin-bottom="0.0799in" style:contextual-spacing="false"/>
    </style:style>
    <style:style style:name="P10" style:family="paragraph" style:parent-style-name="Text_20_body">
      <style:paragraph-properties fo:margin-top="0.1in" fo:margin-bottom="0in" style:contextual-spacing="false"/>
    </style:style>
    <style:style style:name="P11" style:family="paragraph" style:parent-style-name="Text_20_body">
      <style:paragraph-properties fo:margin-top="0in" fo:margin-bottom="0.1201in" style:contextual-spacing="false"/>
    </style:style>
    <style:style style:name="P12" style:family="paragraph" style:parent-style-name="Text_20_body">
      <style:paragraph-properties fo:margin-top="0in" fo:margin-bottom="0.1402in" style:contextual-spacing="fals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460. Make Two Arrays Equal by Reversing Subarrays</text:h>
      <text:p text:style-name="P5">You are given two integer arrays of equal length <text:span text:style-name="Source_20_Text"><text:span text:style-name="T2">target</text:span></text:span> and <text:span text:style-name="Source_20_Text"><text:span text:style-name="T2">arr</text:span></text:span>. In one step, you can select any <text:span text:style-name="Strong_20_Emphasis"><text:span text:style-name="T1">non-empty subarray</text:span></text:span> of <text:span text:style-name="Source_20_Text"><text:span text:style-name="T2">arr</text:span></text:span> and reverse it. You are allowed to make any number of steps.</text:p>
      <text:p text:style-name="P5">Return <text:span text:style-name="Source_20_Text"><text:span text:style-name="T2">true</text:span></text:span> <text:span text:style-name="Emphasis"><text:span text:style-name="T1">if you can make </text:span></text:span><text:span text:style-name="Source_20_Text"><text:span text:style-name="T2">arr</text:span></text:span><text:span text:style-name="Emphasis"><text:span text:style-name="T1"> equal to </text:span></text:span><text:span text:style-name="Source_20_Text"><text:span text:style-name="T2">target</text:span></text:span><text:span text:style-name="Emphasis"><text:span text:style-name="T1"> or </text:span></text:span><text:span text:style-name="Source_20_Text"><text:span text:style-name="T2">false</text:span></text:span><text:span text:style-name="Emphasis"><text:span text:style-name="T1"> otherwise</text:span></text:span>.</text:p>
      <text:p text:style-name="P5"> </text:p>
      <text:p text:style-name="P5"><text:span text:style-name="Strong_20_Emphasis"><text:span text:style-name="T1">Example 1:</text:span></text:span></text:p>
      <text:p text:style-name="P4"><text:span text:style-name="Strong_20_Emphasis"><text:span text:style-name="T1">Input:</text:span></text:span> target = [1,2,3,4], arr = [2,4,1,3]</text:p>
      <text:p text:style-name="P4"><text:span text:style-name="Strong_20_Emphasis"><text:span text:style-name="T1">Output:</text:span></text:span> true</text:p>
      <text:p text:style-name="P4"><text:span text:style-name="Strong_20_Emphasis"><text:span text:style-name="T1">Explanation:</text:span></text:span> You can follow the next steps to convert arr to target:</text:p>
      <text:p text:style-name="P4">1- Reverse subarray [2,4,1], arr becomes [1,4,2,3]</text:p>
      <text:p text:style-name="P4">2- Reverse subarray [4,2], arr becomes [1,2,4,3]</text:p>
      <text:p text:style-name="P4">3- Reverse subarray [4,3], arr becomes [1,2,3,4]</text:p>
      <text:p text:style-name="P3">There are multiple ways to convert arr to target, this is not the only way to do so.</text:p>
      <text:p text:style-name="P5"><text:span text:style-name="Strong_20_Emphasis"><text:span text:style-name="T1">Example 2:</text:span></text:span></text:p>
      <text:p text:style-name="P4"><text:span text:style-name="Strong_20_Emphasis"><text:span text:style-name="T1">Input:</text:span></text:span> target = [7], arr = [7]</text:p>
      <text:p text:style-name="P4"><text:span text:style-name="Strong_20_Emphasis"><text:span text:style-name="T1">Output:</text:span></text:span> true</text:p>
      <text:p text:style-name="P3"><text:span text:style-name="Strong_20_Emphasis"><text:span text:style-name="T1">Explanation:</text:span></text:span> arr is equal to target without any reverses.</text:p>
      <text:p text:style-name="P5"><text:span text:style-name="Strong_20_Emphasis"><text:span text:style-name="T1">Example 3:</text:span></text:span></text:p>
      <text:p text:style-name="P4"><text:span text:style-name="Strong_20_Emphasis"><text:span text:style-name="T1">Input:</text:span></text:span> target = [3,7,9], arr = [3,7,11]</text:p>
      <text:p text:style-name="P4"><text:span text:style-name="Strong_20_Emphasis"><text:span text:style-name="T1">Output:</text:span></text:span> false</text:p>
      <text:p text:style-name="P3"><text:span text:style-name="Strong_20_Emphasis"><text:span text:style-name="T1">Explanation:</text:span></text:span> arr does not have value 9 and it can never be converted to target.</text:p>
      <text:p text:style-name="P5"><text:span text:style-name="Strong_20_Emphasis"><text:span text:style-name="T1">Constraints:</text:span></text:span></text:p>
      <text:list xml:id="list361640922" text:style-name="L1">
        <text:list-item>
          <text:p text:style-name="P6"><text:span text:style-name="Source_20_Text"><text:span text:style-name="T2">target.length == arr.length</text:span></text:span></text:p>
        </text:list-item>
        <text:list-item>
          <text:p text:style-name="P6"><text:span text:style-name="Source_20_Text"><text:span text:style-name="T2">1 &lt;= target.length &lt;= 1000</text:span></text:span></text:p>
        </text:list-item>
        <text:list-item>
          <text:p text:style-name="P6"><text:span text:style-name="Source_20_Text"><text:span text:style-name="T2">1 &lt;= target[i] &lt;= 1000</text:span></text:span></text:p>
        </text:list-item>
        <text:list-item>
          <text:p text:style-name="P7"><text:span text:style-name="Source_20_Text"><text:span text:style-name="T2">1 &lt;= arr[i] &lt;= 1000</text:span></text:span></text:p>
        </text:list-item>
      </text:list>
      <text:p text:style-name="Text_20_body"/>
      <text:h text:style-name="P1" text:outline-level="1">1460. Make Two Arrays Equal by Reversing Subarrays</text:h>
      <text:p text:style-name="P8">/*</text:p>
      <text:p text:style-name="P8"><text:s text:c="4"/>Time complexity: O(1000+1000+n+1000)=O(n)</text:p>
      <text:p text:style-name="P8"><text:s text:c="4"/>Space complexity: O(1000+1000)=O(1)</text:p>
      <text:p text:style-name="P8">*/</text:p>
      <text:p text:style-name="P8">class Solution {</text:p>
      <text:p text:style-name="P8">public:</text:p>
      <text:p text:style-name="P8"><text:s text:c="4"/>bool canBeEqual(std::vector&lt;int&gt;&amp; target, std::vector&lt;int&gt;&amp; arr) {</text:p>
      <text:p text:style-name="P9"><text:s text:c="8"/>int n=arr.size();</text:p>
      <text:p text:style-name="P8"><text:s text:c="8"/>std::vector&lt;int&gt; count_arr(1001,0);</text:p>
      <text:p text:style-name="P8"><text:s text:c="8"/>std::vector&lt;int&gt; count_target(1001,0);</text:p>
      <text:p text:style-name="P10"><text:s text:c="8"/>for(int i=0;i&lt;n;++i){</text:p>
      <text:p text:style-name="P8"><text:s text:c="12"/>count_arr[arr[i]]++;</text:p>
      <text:p text:style-name="P8"><text:s text:c="12"/>count_target[target[i]]++;</text:p>
      <text:p text:style-name="P11"><text:s text:c="8"/>}</text:p>
      <text:p text:style-name="P8"><text:s text:c="8"/>return count_arr==count_target;</text:p>
      <text:p text:style-name="P8"><text:s text:c="4"/>}</text:p>
      <text:p text:style-name="P8">};</text:p>
      <text:h text:style-name="P2" text:outline-level="1">1460. Make Two Arrays Equal by Reversing Subarrays</text:h>
      <text:p text:style-name="P8">/*</text:p>
      <text:p text:style-name="P8"><text:s text:c="4"/>Time complexity: O(1000+1000+n+n+1000)=O(n)</text:p>
      <text:p text:style-name="P8"><text:s text:c="4"/>Space complexity: O(1000+1000)=O(1)</text:p>
      <text:p text:style-name="P8">*/</text:p>
      <text:p text:style-name="P8">class Solution {</text:p>
      <text:p text:style-name="P8">public:</text:p>
      <text:p text:style-name="P8"><text:s text:c="4"/>bool canBeEqual(std::vector&lt;int&gt;&amp; target, std::vector&lt;int&gt;&amp; arr) {</text:p>
      <text:p text:style-name="P8"><text:s text:c="8"/>int n=arr.size();</text:p>
      <text:p text:style-name="P10"><text:s text:c="8"/>std::vector&lt;int&gt; count(1001,0);</text:p>
      <text:p text:style-name="P12"><text:s text:c="8"/>std::vector&lt;int&gt; should_be(1001,0);</text:p>
      <text:p text:style-name="P8"><text:s text:c="8"/>for(int i=0;i&lt;n;++i){</text:p>
      <text:p text:style-name="P8"><text:s text:c="12"/>count[arr[i]]++;</text:p>
      <text:p text:style-name="P8"><text:s text:c="12"/>should_be[arr[i]]=count[arr[i]]*2;</text:p>
      <text:p text:style-name="P8"><text:s text:c="8"/>}</text:p>
      <text:p text:style-name="P8"/>
      <text:p text:style-name="P8"><text:s text:c="8"/>for(int i=0;i&lt;n;++i){</text:p>
      <text:p text:style-name="P8"><text:s text:c="12"/>count[target[i]]++;</text:p>
      <text:p text:style-name="P8"><text:s text:c="8"/>}</text:p>
      <text:p text:style-name="P8"/>
      <text:p text:style-name="P8"><text:s text:c="8"/>for(int i=0;i&lt;=1000;++i){</text:p>
      <text:p text:style-name="P8"><text:s text:c="12"/>if(count[i]!=should_be[i]) return false;</text:p>
      <text:p text:style-name="P8"><text:s text:c="8"/>}</text:p>
      <text:p text:style-name="P8"/>
      <text:p text:style-name="P8"><text:s text:c="8"/>return true;</text:p>
      <text:p text:style-name="P8"/>
      <text:p text:style-name="P8"><text:s text:c="4"/>}</text:p>
      <text:p text:style-name="P8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07:08:01.518880443</meta:creation-date>
    <dc:date>2024-08-03T07:23:28.589337014</dc:date>
    <meta:editing-duration>PT15M2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67" meta:word-count="279" meta:character-count="2164" meta:non-whitespace-character-count="1722"/>
  </office:meta>
</office:document-meta>
</file>